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018" officeooo:paragraph-rsid="00107018"/>
    </style:style>
    <style:style style:name="P2" style:family="paragraph" style:parent-style-name="Standard">
      <style:text-properties officeooo:rsid="00107018" officeooo:paragraph-rsid="0012b93f"/>
    </style:style>
    <style:style style:name="P3" style:family="paragraph" style:parent-style-name="Standard">
      <style:text-properties officeooo:rsid="00118de9" officeooo:paragraph-rsid="00118de9"/>
    </style:style>
    <style:style style:name="P4" style:family="paragraph" style:parent-style-name="Standard">
      <style:text-properties officeooo:rsid="0012b93f" officeooo:paragraph-rsid="0012b93f"/>
    </style:style>
    <style:style style:name="P5" style:family="paragraph" style:parent-style-name="Standard">
      <style:text-properties officeooo:rsid="00135130" officeooo:paragraph-rsid="00135130"/>
    </style:style>
    <style:style style:name="P6" style:family="paragraph" style:parent-style-name="Standard">
      <style:text-properties officeooo:rsid="0013d800" officeooo:paragraph-rsid="0013d800"/>
    </style:style>
    <style:style style:name="P7" style:family="paragraph" style:parent-style-name="Standard">
      <style:text-properties officeooo:rsid="0013e8dc" officeooo:paragraph-rsid="0013e8dc"/>
    </style:style>
    <style:style style:name="P8" style:family="paragraph" style:parent-style-name="Standard">
      <style:text-properties officeooo:rsid="001523a6" officeooo:paragraph-rsid="001523a6"/>
    </style:style>
    <style:style style:name="P9" style:family="paragraph" style:parent-style-name="Standard">
      <style:text-properties officeooo:rsid="0016de97" officeooo:paragraph-rsid="0016de97"/>
    </style:style>
    <style:style style:name="P10" style:family="paragraph" style:parent-style-name="Standard">
      <style:text-properties officeooo:rsid="0016df4f" officeooo:paragraph-rsid="0016df4f"/>
    </style:style>
    <style:style style:name="P11" style:family="paragraph" style:parent-style-name="Standard">
      <style:text-properties officeooo:rsid="001847e9" officeooo:paragraph-rsid="001847e9"/>
    </style:style>
    <style:style style:name="P12" style:family="paragraph" style:parent-style-name="Standard">
      <style:text-properties officeooo:rsid="00185f80" officeooo:paragraph-rsid="00185f80"/>
    </style:style>
    <style:style style:name="P13" style:family="paragraph" style:parent-style-name="Standard">
      <style:text-properties officeooo:rsid="00185f80" officeooo:paragraph-rsid="00185f80"/>
    </style:style>
    <style:style style:name="P14" style:family="paragraph" style:parent-style-name="Standard">
      <style:text-properties officeooo:rsid="00107018" officeooo:paragraph-rsid="00107018"/>
    </style:style>
    <style:style style:name="P15" style:family="paragraph" style:parent-style-name="Standard">
      <style:text-properties officeooo:rsid="0018e597" officeooo:paragraph-rsid="0018e597"/>
    </style:style>
    <style:style style:name="T1" style:family="text">
      <style:text-properties officeooo:rsid="0012b9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ickzettel AnuM</text:p>
      <text:p text:style-name="P1"/>
      <text:p text:style-name="P1">Kapitel 1</text:p>
      <text:p text:style-name="P3">Folgen geometrisch gleicher aufeinanderfolgener Qoutient, </text:p>
      <text:p text:style-name="P3">Grenzwert Definition. Die reelle Zahl g heißt Grenzwert der Folge (a n ), wenn für</text:p>
      <text:p text:style-name="P3">jede Zahl e &gt; 0 die Ungleichung |a n – g| &lt; e von einer gewissen</text:p>
      <text:p text:style-name="P3">Indexzahl N an erfüllt ist.</text:p>
      <text:p text:style-name="P3">Grenzwert 0 Nullfolge</text:p>
      <text:p text:style-name="P3">Bildungsgesetz geo Summe \sum_{k=1}^{\infty} <text:span text:style-name="T1">q^k</text:span></text:p>
      <text:p text:style-name="P4">q^k = (a_k)^k</text:p>
      <text:p text:style-name="P2"/>
      <text:p text:style-name="P1">Kapitel 2</text:p>
      <text:p text:style-name="P5">Stetigkeit: Definition. Eine Funktion f heißt stetig an der Stelle x 0 , wenn folgende</text:p>
      <text:p text:style-name="P5">drei Bedingungen gelten:</text:p>
      <text:p text:style-name="P5">(1.) f ist an x 0 definiert und</text:p>
      <text:p text:style-name="P5">(2.) der Grenzwert von f an der Stelle x 0 existiert und</text:p>
      <text:p text:style-name="P5">(3.) der Grenzwert ist gleich dem Funktionswert an der Stelle x 0 :</text:p>
      <text:p text:style-name="P5"/>
      <text:p text:style-name="P5">Bisektion</text:p>
      <text:p text:style-name="P5">Start: Wähle zwei Startwerte a und b,</text:p>
      <text:p text:style-name="P5">deren Funktionswerte unterschiedliche</text:p>
      <text:p text:style-name="P5">Vorzeichen haben.</text:p>
      <text:p text:style-name="P5">Idee: Teile das Intervall in der Mitte m.</text:p>
      <text:p text:style-name="P5">- Wenn f(a) und f(m) unterschiedliche</text:p>
      <text:p text:style-name="P5">Vorzeichen haben, suche in der linken</text:p>
      <text:p text:style-name="P5">Hälfte weiter nach der Nullstelle.</text:p>
      <text:p text:style-name="P5">- Sonst suche in der rechten Hälfte weiter.</text:p>
      <text:p text:style-name="P5"/>
      <text:p text:style-name="P6">Wenn Funktion differenzierbar dann auch stetig</text:p>
      <text:p text:style-name="P1"/>
      <text:p text:style-name="P1">Produktregel: Für die Funktion f(x) = u(x)  v(x) gilt:</text:p>
      <text:p text:style-name="P1">f ́(x) = u ́(x)  v(x) + u(x)  v ́(x).</text:p>
      <text:p text:style-name="P1"/>
      <text:p text:style-name="P1">Kettenregel: Für die verkettete Funktion k(x) = f(g(x)) gilt:</text:p>
      <text:p text:style-name="P1">k ́(x) = f ́(g(x))  g ́(x).</text:p>
      <text:p text:style-name="P1">Kurz: „Äußere Ableitung mal innere Ableitung“.</text:p>
      <text:p text:style-name="P1"/>
      <text:p text:style-name="P7">Ableitungsregeln Kapitel 2 71</text:p>
      <text:p text:style-name="P7">Newton Verfahren Kapitel 2 111</text:p>
      <text:p text:style-name="P1"/>
      <text:p text:style-name="P1">Kapitel 3</text:p>
      <text:p text:style-name="P8">Taylorpolynom: f(0) und Ableitung sind gleich mit genäherter Funktion</text:p>
      <text:p text:style-name="P8">Kap 3 Seite 10 u. 11</text:p>
      <text:p text:style-name="P9">Taylorreihe Kap 3 Seite 14</text:p>
      <text:p text:style-name="P9">Newtoninterpolation: </text:p>
      <text:p text:style-name="P10">Kap 3 S 24</text:p>
      <text:p text:style-name="P9"/>
      <text:p text:style-name="P1">Kapitel 4</text:p>
      <text:p text:style-name="P11">Nlinien horizontaler Schritt auf bestimmter Höhe</text:p>
      <text:p text:style-name="P11">Ableitung nach x und y</text:p>
      <text:p text:style-name="P11">Tangentialebene: g(x,y) = f(x_0, y_0) + f_x(x_0, y_0)(x-x_0) + f_y(x_0,y_0)(y - y_0)</text:p>
      <text:p text:style-name="P11">Gradient: grad(f_x, f_y) = (f_x \\ f_y)</text:p>
      <text:p text:style-name="P11"><text:soft-page-break/>Ableitung in bestimmte Richtung mit \vec{r} = 1 und Gradient. Kap 4 27</text:p>
      <text:p text:style-name="P11">Extrema von f(x,y) hinreichend mit Hessematrix Kap 4 S 42</text:p>
      <text:p text:style-name="P12">Gradientenabstieg Iteration über Ableitung immer und immer wieder.</text:p>
      <text:p text:style-name="P12">Kap 4 S 59</text:p>
      <text:p text:style-name="P12"/>
      <text:p text:style-name="P1">Kapitel 5</text:p>
      <text:p text:style-name="P15">bestimmtes Integral: \int_{a}^{b} f(x) dx = F(b) – F(a)</text:p>
      <text:p text:style-name="P15">Denke an Flächenbilanz</text:p>
      <text:p text:style-name="P15">Simpsonformel Kap 5 Seite 3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1:16:04.733639923</meta:creation-date>
    <dc:date>2021-03-07T23:08:14.865022808</dc:date>
    <meta:editing-duration>PT4H39M10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51" meta:word-count="332" meta:character-count="1911" meta:non-whitespace-character-count="1632"/>
  </office:meta>
</office:document-meta>
</file>